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0653" officeooo:paragraph-rsid="000d065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div class="card-list"&gt;</text:p>
      <text:p text:style-name="P1"/>
      <text:p text:style-name="P1"><text:s text:c="4"/>&lt;div class="card"&gt;</text:p>
      <text:p text:style-name="P1"/>
      <text:p text:style-name="P1"><text:s text:c="6"/>&lt;div class="avatar-external"&gt; &lt;img class="avatar" src="images/avatar_elena.png" alt="foto"&gt;</text:p>
      <text:p text:style-name="P1"/>
      <text:p text:style-name="P1"><text:s text:c="6"/>&lt;/div&gt;</text:p>
      <text:p text:style-name="P1"/>
      <text:p text:style-name="P1"><text:s text:c="6"/>&lt;div class="icons-card"&gt;</text:p>
      <text:p text:style-name="P1"/>
      <text:p text:style-name="P1"><text:s text:c="8"/>&lt;a href="https://github.com/ElenaMLopez" target="_blank"&gt; &lt;img class="icons-personal" src="images/github-icon.png" alt="github"&gt;&lt;/a&gt;</text:p>
      <text:p text:style-name="P1"><text:s text:c="8"/>&lt;a href="https://twitter.com/lpez_elena" target="_blank"&gt; &lt;img class="icons-personal" src="images/twitter-icon.png" alt="twitter"&gt;&lt;/a&gt;</text:p>
      <text:p text:style-name="P1"><text:s text:c="8"/>&lt;a href="mailto:elena.mateos1@gmail.com?subject=MailfromAdalavers"&gt;&lt;img class="icons-personal" src="images/gmail-icon.png" alt="gmail"&gt;&lt;/a&gt;</text:p>
      <text:p text:style-name="P1"/>
      <text:p text:style-name="P1"><text:s text:c="6"/>&lt;/div&gt;</text:p>
      <text:p text:style-name="P1"/>
      <text:p text:style-name="P1"><text:s text:c="6"/>&lt;h4 class="avatar-name"&gt;ELENA&lt;/h4&gt;</text:p>
      <text:p text:style-name="P1"/>
      <text:p text:style-name="P1"><text:s text:c="6"/>&lt;p class="personal-info"&gt;</text:p>
      <text:p text:style-name="P1"><text:s text:c="8"/>Mi nombre significa luz del sol, y deseo brillar con esa fuerza en</text:p>
      <text:p text:style-name="P1"><text:s text:c="8"/>el mundo del FrontEnd. &lt;br&gt;&lt;br&gt;</text:p>
      <text:p text:style-name="P1"><text:s text:c="8"/>Para ello me esfuerzo en aprender de mis fallos, y resolverlos</text:p>
      <text:p text:style-name="P1"><text:s text:c="8"/>con el ímpetu de los caballos del carro de Helios.&lt;/p&gt;</text:p>
      <text:p text:style-name="P1"><text:s text:c="6"/>&lt;/div&gt;</text:p>
      <text:p text:style-name="P1">&lt;!-- <text:s text:c="6"/>NEXT <text:s text:c="11"/>--&gt;</text:p>
      <text:p text:style-name="P1"/>
      <text:p text:style-name="P1">&lt;div class="card"&gt;</text:p>
      <text:p text:style-name="P1"/>
      <text:p text:style-name="P1"><text:s text:c="2"/>&lt;div class="avatar-external"&gt; &lt;img class="avatar" src="images/avatar_elena.png" alt="foto"&gt;</text:p>
      <text:p text:style-name="P1"/>
      <text:p text:style-name="P1"><text:s text:c="2"/>&lt;/div&gt;</text:p>
      <text:p text:style-name="P1"/>
      <text:p text:style-name="P1"><text:s text:c="2"/>&lt;div class="icons-card"&gt;</text:p>
      <text:p text:style-name="P1"/>
      <text:p text:style-name="P1"><text:s text:c="4"/>&lt;a href="https://github.com/ElenaMLopez" target="_blank"&gt; &lt;img class="icons-personal" src="images/github-icon.png" alt="github"&gt;&lt;/a&gt;</text:p>
      <text:p text:style-name="P1"><text:s text:c="4"/>&lt;a href="https://twitter.com/lpez_elena" target="_blank"&gt; &lt;img class="icons-personal" src="images/twitter-icon.png" alt="twitter"&gt;&lt;/a&gt;</text:p>
      <text:p text:style-name="P1"><text:s text:c="4"/>&lt;a href="mailto:elena.mateos1@gmail.com?subject=MailfromAdalavers"&gt;&lt;img class="icons-personal" src="images/gmail-icon.png" alt="gmail"&gt;&lt;/a&gt;</text:p>
      <text:p text:style-name="P1"/>
      <text:p text:style-name="P1"><text:s text:c="2"/>&lt;/div&gt;</text:p>
      <text:p text:style-name="P1"/>
      <text:p text:style-name="P1"><text:s text:c="2"/>&lt;h4 class="avatar-name"&gt;MARIA&lt;/h4&gt;</text:p>
      <text:p text:style-name="P1"/>
      <text:p text:style-name="P1"><text:s text:c="2"/>&lt;p class="personal-info"&gt;</text:p>
      <text:p text:style-name="P1"><text:s text:c="4"/>Mi nombre significa luz del sol, y deseo brillar con esa fuerza en</text:p>
      <text:p text:style-name="P1"><text:s text:c="4"/>el mundo del FrontEnd. &lt;br&gt;&lt;br&gt;</text:p>
      <text:p text:style-name="P1"><text:s text:c="4"/>Para ello me esfuerzo en aprender de mis fallos, y resolverlos</text:p>
      <text:p text:style-name="P1"><text:soft-page-break/><text:s text:c="4"/>con el ímpetu de los caballos del carro de Helios.&lt;/p&gt;</text:p>
      <text:p text:style-name="P1"><text:s text:c="2"/>&lt;/div&gt;</text:p>
      <text:p text:style-name="P1"/>
      <text:p text:style-name="P1"><text:s text:c="2"/>&lt;!-- <text:s text:c="6"/>NEXT <text:s text:c="11"/>--&gt;</text:p>
      <text:p text:style-name="P1"/>
      <text:p text:style-name="P1"><text:s text:c="2"/>&lt;div class="card"&gt;</text:p>
      <text:p text:style-name="P1"/>
      <text:p text:style-name="P1"><text:s text:c="4"/>&lt;div class="avatar-external"&gt; &lt;img class="avatar" src="images/avatar_elena.png" alt="foto"&gt;</text:p>
      <text:p text:style-name="P1"/>
      <text:p text:style-name="P1"><text:s text:c="4"/>&lt;/div&gt;</text:p>
      <text:p text:style-name="P1"/>
      <text:p text:style-name="P1"><text:s text:c="4"/>&lt;div class="icons-card"&gt;</text:p>
      <text:p text:style-name="P1"/>
      <text:p text:style-name="P1"><text:s text:c="6"/>&lt;a href="https://github.com/ElenaMLopez" target="_blank"&gt; &lt;img class="icons-personal" src="images/github-icon.png" alt="github"&gt;&lt;/a&gt;</text:p>
      <text:p text:style-name="P1"><text:s text:c="6"/>&lt;a href="https://twitter.com/lpez_elena" target="_blank"&gt; &lt;img class="icons-personal" src="images/twitter-icon.png" alt="twitter"&gt;&lt;/a&gt;</text:p>
      <text:p text:style-name="P1"><text:s text:c="6"/>&lt;a href="mailto:elena.mateos1@gmail.com?subject=MailfromAdalavers"&gt;&lt;img class="icons-personal" src="images/gmail-icon.png" alt="gmail"&gt;&lt;/a&gt;</text:p>
      <text:p text:style-name="P1"/>
      <text:p text:style-name="P1"><text:s text:c="4"/>&lt;/div&gt;</text:p>
      <text:p text:style-name="P1"/>
      <text:p text:style-name="P1"><text:s text:c="4"/>&lt;h4 class="avatar-name"&gt;ELENA&lt;/h4&gt;</text:p>
      <text:p text:style-name="P1"/>
      <text:p text:style-name="P1"><text:s text:c="4"/>&lt;p class="personal-info"&gt;</text:p>
      <text:p text:style-name="P1"><text:s text:c="6"/>Mi nombre significa luz del sol, y deseo brillar con esa fuerza en</text:p>
      <text:p text:style-name="P1"><text:s text:c="6"/>el mundo del FrontEnd. &lt;br&gt;&lt;br&gt;</text:p>
      <text:p text:style-name="P1"><text:s text:c="6"/>Para ello me esfuerzo en aprender de mis fallos, y resolverlos</text:p>
      <text:p text:style-name="P1"><text:s text:c="6"/>con el ímpetu de los caballos del carro de Helios.&lt;/p&gt;</text:p>
      <text:p text:style-name="P1"><text:s text:c="4"/>&lt;/div&gt;</text:p>
      <text:p text:style-name="P1"/>
      <text:p text:style-name="P1"><text:s text:c="4"/>&lt;!-- <text:s text:c="6"/>NEXT <text:s text:c="11"/>--&gt;</text:p>
      <text:p text:style-name="P1"/>
      <text:p text:style-name="P1"><text:s text:c="4"/>&lt;div class="card"&gt;</text:p>
      <text:p text:style-name="P1"/>
      <text:p text:style-name="P1"><text:s text:c="6"/>&lt;div class="avatar-external"&gt; &lt;img class="avatar" src="images/avatar_elena.png" alt="foto"&gt;</text:p>
      <text:p text:style-name="P1"/>
      <text:p text:style-name="P1"><text:s text:c="6"/>&lt;/div&gt;</text:p>
      <text:p text:style-name="P1"/>
      <text:p text:style-name="P1"><text:s text:c="6"/>&lt;div class="icons-card"&gt;</text:p>
      <text:p text:style-name="P1"/>
      <text:p text:style-name="P1"><text:s text:c="8"/>&lt;a href="https://github.com/ElenaMLopez" target="_blank"&gt; &lt;img class="icons-personal" src="images/github-icon.png" alt="github"&gt;&lt;/a&gt;</text:p>
      <text:p text:style-name="P1"><text:s text:c="8"/>&lt;a href="https://twitter.com/lpez_elena" target="_blank"&gt; &lt;img class="icons-personal" src="images/twitter-icon.png" alt="twitter"&gt;&lt;/a&gt;</text:p>
      <text:p text:style-name="P1"><text:s text:c="8"/>&lt;a href="mailto:elena.mateos1@gmail.com?subject=MailfromAdalavers"&gt;&lt;img class="icons-personal" src="images/gmail-icon.png" alt="gmail"&gt;&lt;/a&gt;</text:p>
      <text:p text:style-name="P1"/>
      <text:p text:style-name="P1"><text:s text:c="6"/>&lt;/div&gt;</text:p>
      <text:p text:style-name="P1"/>
      <text:p text:style-name="P1"><text:s text:c="6"/>&lt;h4 class="avatar-name"&gt;ELENA&lt;/h4&gt;</text:p>
      <text:p text:style-name="P1"/>
      <text:p text:style-name="P1"><text:soft-page-break/><text:s text:c="6"/>&lt;p class="personal-info"&gt;</text:p>
      <text:p text:style-name="P1"><text:s text:c="8"/>Mi nombre significa luz del sol, y deseo brillar con esa fuerza en</text:p>
      <text:p text:style-name="P1"><text:s text:c="8"/>el mundo del FrontEnd. &lt;br&gt;&lt;br&gt;</text:p>
      <text:p text:style-name="P1"><text:s text:c="8"/>Para ello me esfuerzo en aprender de mis fallos, y resolverlos</text:p>
      <text:p text:style-name="P1"><text:s text:c="8"/>con el ímpetu de los caballos del carro de Helios.&lt;/p&gt;</text:p>
      <text:p text:style-name="P1"><text:s text:c="6"/>&lt;/div&gt;</text:p>
      <text:p text:style-name="P1"/>
      <text:p text:style-name="P1"><text:s text:c="6"/>&lt;!-- <text:s text:c="6"/>NEXT <text:s text:c="11"/>--&gt;</text:p>
      <text:p text:style-name="P1"/>
      <text:p text:style-name="P1"><text:s text:c="6"/>&lt;div class="card"&gt;</text:p>
      <text:p text:style-name="P1"/>
      <text:p text:style-name="P1"><text:s text:c="8"/>&lt;div class="avatar-external"&gt; &lt;img class="avatar" src="images/avatar_elena.png" alt="foto"&gt;</text:p>
      <text:p text:style-name="P1"/>
      <text:p text:style-name="P1"><text:s text:c="8"/>&lt;/div&gt;</text:p>
      <text:p text:style-name="P1"/>
      <text:p text:style-name="P1"><text:s text:c="8"/>&lt;div class="icons-card"&gt;</text:p>
      <text:p text:style-name="P1"/>
      <text:p text:style-name="P1"><text:s text:c="10"/>&lt;a href="https://github.com/ElenaMLopez" target="_blank"&gt; &lt;img class="icons-personal" src="images/github-icon.png" alt="github"&gt;&lt;/a&gt;</text:p>
      <text:p text:style-name="P1"><text:s text:c="10"/>&lt;a href="https://twitter.com/lpez_elena" target="_blank"&gt; &lt;img class="icons-personal" src="images/twitter-icon.png" alt="twitter"&gt;&lt;/a&gt;</text:p>
      <text:p text:style-name="P1"><text:s text:c="10"/>&lt;a href="mailto:elena.mateos1@gmail.com?subject=MailfromAdalavers"&gt;&lt;img class="icons-personal" src="images/gmail-icon.png" alt="gmail"&gt;&lt;/a&gt;</text:p>
      <text:p text:style-name="P1"/>
      <text:p text:style-name="P1"><text:s text:c="8"/>&lt;/div&gt;</text:p>
      <text:p text:style-name="P1"/>
      <text:p text:style-name="P1"><text:s text:c="8"/>&lt;h4 class="avatar-name"&gt;ELENA&lt;/h4&gt;</text:p>
      <text:p text:style-name="P1"/>
      <text:p text:style-name="P1"><text:s text:c="8"/>&lt;p class="personal-info"&gt;</text:p>
      <text:p text:style-name="P1"><text:s text:c="10"/>Mi nombre significa luz del sol, y deseo brillar con esa fuerza en</text:p>
      <text:p text:style-name="P1"><text:s text:c="10"/>el mundo del FrontEnd. &lt;br&gt;&lt;br&gt;</text:p>
      <text:p text:style-name="P1"><text:s text:c="10"/>Para ello me esfuerzo en aprender de mis fallos, y resolverlos</text:p>
      <text:p text:style-name="P1"><text:s text:c="10"/>con el ímpetu de los caballos del carro de Helios.&lt;/p&gt;</text:p>
      <text:p text:style-name="P1"><text:s text:c="8"/>&lt;/div&gt;</text:p>
      <text:p text:style-name="P1"/>
      <text:p text:style-name="P1"><text:s text:c="8"/>&lt;!-- <text:s text:c="6"/>NEXT <text:s text:c="11"/>--&gt;</text:p>
      <text:p text:style-name="P1"/>
      <text:p text:style-name="P1"><text:s text:c="8"/>&lt;div class="card"&gt;</text:p>
      <text:p text:style-name="P1"/>
      <text:p text:style-name="P1"><text:s text:c="10"/>&lt;div class="avatar-external"&gt; &lt;img class="avatar" src="images/avatar_elena.png" alt="foto"&gt;</text:p>
      <text:p text:style-name="P1"/>
      <text:p text:style-name="P1"><text:s text:c="10"/>&lt;/div&gt;</text:p>
      <text:p text:style-name="P1"/>
      <text:p text:style-name="P1"><text:s text:c="10"/>&lt;div class="icons-card"&gt;</text:p>
      <text:p text:style-name="P1"/>
      <text:p text:style-name="P1"><text:s text:c="12"/>&lt;a href="https://github.com/ElenaMLopez" target="_blank"&gt; &lt;img class="icons-personal" src="images/github-icon.png" alt="github"&gt;&lt;/a&gt;</text:p>
      <text:p text:style-name="P1"><text:s text:c="12"/>&lt;a href="https://twitter.com/lpez_elena" target="_blank"&gt; &lt;img class="icons-personal" src="images/twitter-icon.png" alt="twitter"&gt;&lt;/a&gt;</text:p>
      <text:p text:style-name="P1"><text:s text:c="12"/>&lt;a href="mailto:elena.mateos1@gmail.com?subject=MailfromAdalavers"&gt;&lt;img class="icons-personal" src="images/gmail-icon.png" alt="gmail"&gt;&lt;/a&gt;</text:p>
      <text:p text:style-name="P1"><text:soft-page-break/></text:p>
      <text:p text:style-name="P1"><text:s text:c="10"/>&lt;/div&gt;</text:p>
      <text:p text:style-name="P1"/>
      <text:p text:style-name="P1"><text:s text:c="10"/>&lt;h4 class="avatar-name"&gt;ELENA&lt;/h4&gt;</text:p>
      <text:p text:style-name="P1"/>
      <text:p text:style-name="P1"><text:s text:c="10"/>&lt;p class="personal-info"&gt;</text:p>
      <text:p text:style-name="P1"><text:s text:c="12"/>Mi nombre significa luz del sol, y deseo brillar con esa fuerza en</text:p>
      <text:p text:style-name="P1"><text:s text:c="12"/>el mundo del FrontEnd. &lt;br&gt;&lt;br&gt;</text:p>
      <text:p text:style-name="P1"><text:s text:c="12"/>Para ello me esfuerzo en aprender de mis fallos, y resolverlos</text:p>
      <text:p text:style-name="P1"><text:s text:c="12"/>con el ímpetu de los caballos del carro de Helios.&lt;/p&gt;</text:p>
      <text:p text:style-name="P1"><text:s text:c="10"/>&lt;/div&gt;</text:p>
      <text:p text:style-name="P1">&lt;/div&gt;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1T20:30:02.504752442</meta:creation-date>
    <dc:date>2017-04-21T20:30:57.734279069</dc:date>
    <meta:editing-duration>P0D</meta:editing-duration>
    <meta:editing-cycles>1</meta:editing-cycles>
    <meta:document-statistic meta:table-count="0" meta:image-count="0" meta:object-count="0" meta:page-count="4" meta:paragraph-count="97" meta:word-count="473" meta:character-count="5779" meta:non-whitespace-character-count="4691"/>
    <meta:generator>LibreOffice/4.2.8.2$Linux_X86_64 LibreOffice_project/420m0$Build-2</meta:generator>
  </office:meta>
</office:document-meta>
</file>